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8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6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6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8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8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6"> </text:p>
      <text:h text:style-name="P2" text:outline-level="2"><text:soft-page-break/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4010487764" text:style-name="L1">
        <text:list-item>
          <text:p text:style-name="P9">As margens (margin) são espaçamentos entre elementos;</text:p>
        </text:list-item>
        <text:list-item>
          <text:p text:style-name="P9">As bordas (border) ;</text:p>
        </text:list-item>
        <text:list-item>
          <text:p text:style-name="P9">O padding é um espaçamento entre as bordas e o conteúdo, a diferença para as margens é que declarações de imagem de fundo funcionam nele;</text:p>
        </text:list-item>
        <text:list-item>
          <text:p text:style-name="P9">O conteúdo (content) é o que o seu bloco representa, um texto, uma imagem, um vídeo;</text:p>
        </text:list-item>
      </text:list>
      <text:p text:style-name="P6"> </text:p>
      <text:h text:style-name="P3" text:outline-level="3">Exercício</text:h>
      <text:p text:style-name="P5">Para enxergamos o box-model vamos adicionar cores e bordas a alguns elementos.</text:p>
      <text:p text:style-name="P8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8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8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8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8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6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8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6"> </text:p>
      <text:p text:style-name="P5">A primeira é colocando um valor para as partes superior e inferior e depois para os lados esquerdo e direito.</text:p>
      <text:p text:style-name="P8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6"> </text:p>
      <text:p text:style-name="P8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6"><text:soft-page-break/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6"> </text:p>
      <text:h text:style-name="P3" text:outline-level="3">Background</text:h>
      <text:p text:style-name="P8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6"> </text:p>
      <text:p text:style-name="P5">E aqui temos 3 formas de colocar uma cor de fundo, e ainda existem outras.</text:p>
      <text:p text:style-name="P8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6"> </text:p>
      <text:h text:style-name="P3" text:outline-level="3">Border</text:h>
      <text:p text:style-name="P8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8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6"> </text:p>
      <text:p text:style-name="P8"><text:span text:style-name="Strong_20_Emphasis"><text:span text:style-name="T2">solid</text:span></text:span><text:span text:style-name="T1">: mostra uma borda simples e reta;</text:span></text:p>
      <text:p text:style-name="P8"><text:span text:style-name="Strong_20_Emphasis"><text:span text:style-name="T2">dotted</text:span></text:span><text:span text:style-name="T1">: são bolinhas com um pequeno espaçamento entre elas;</text:span></text:p>
      <text:p text:style-name="P8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8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8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6"> </text:p>
      <text:p text:style-name="P7">Border-radius</text:p>
      <text:p text:style-name="P8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8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<text:soft-page-break/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6"> </text:p>
      <text:h text:style-name="P2" text:outline-level="2">Estilizando textos</text:h>
      <text:p text:style-name="P5">Já sabemos que podemos mudar cor e tamanho de algumas fontes, e agora vamos nos aprofundar nisso.</text:p>
      <text:p text:style-name="P6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6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6"> </text:p>
      <text:h text:style-name="P3" text:outline-level="3">font-style</text:h>
      <text:p text:style-name="P8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P6"> 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9T23:59:24.203000000</meta:creation-date>
    <dc:date>2020-11-09T23:59:52.046000000</dc:date>
    <meta:editing-duration>PT30S</meta:editing-duration>
    <meta:editing-cycles>1</meta:editing-cycles>
    <meta:document-statistic meta:table-count="0" meta:image-count="0" meta:object-count="0" meta:page-count="4" meta:paragraph-count="100" meta:word-count="1703" meta:character-count="9801" meta:non-whitespace-character-count="8162"/>
    <meta:generator>LibreOffice/6.4.5.2$Windows_X86_64 LibreOffice_project/a726b36747cf2001e06b58ad5db1aa3a9a1872d6</meta:generator>
  </office:meta>
</office:document-meta>
</file>